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249cm" style:rel-column-width="1638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66cm" style:rel-column-width="21845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ème de Gestion de Base de Données Relationnel</text:p>
      <text:p text:style-name="P2"/>
      <text:p text:style-name="P2">BDD (SGBDR) :</text:p>
      <text:p text:style-name="P2"/>
      <text:p text:style-name="P2">Fichier : (Access, HyperFile, <text:span text:style-name="T1">SQLite</text:span>)</text:p>
      <text:p text:style-name="P2">Client / Serveur : (SQL Server, <text:span text:style-name="T1">MySQL</text:span>, Oracle, HyperFile C/S, PartageSQL, Dbase IV, DB2, Informix</text:p>
      <text:p text:style-name="P2"/>
      <text:p text:style-name="P2">Normalisation de SGBDR :</text:p>
      <text:list xml:id="list7756955949831066144" text:style-name="L1">
        <text:list-item>
          <text:p text:style-name="P3">Table / Structure</text:p>
        </text:list-item>
        <text:list-item>
          <text:p text:style-name="P3">Règle d'intégrité</text:p>
        </text:list-item>
        <text:list-item>
          <text:p text:style-name="P3">Relations</text:p>
        </text:list-item>
        <text:list-item>
          <text:p text:style-name="P3">Langages</text:p>
        </text:list-item>
      </text:list>
      <text:p text:style-name="P4"/>
      <text:p text:style-name="P2"/>
      <text:p text:style-name="P2">SQL : Structured Query Language</text:p>
      <text:p text:style-name="P2"/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6">DML</text:p>
            <text:p text:style-name="P5">Data </text:p>
            <text:p text:style-name="P5">Manipulation </text:p>
            <text:p text:style-name="P5">Language</text:p>
          </table:table-cell>
          <table:table-cell table:style-name="Tableau1.A1" office:value-type="string">
            <text:p text:style-name="P6">DDL</text:p>
            <text:p text:style-name="P5">Data</text:p>
            <text:p text:style-name="P5">Definition</text:p>
            <text:p text:style-name="P5">Language</text:p>
          </table:table-cell>
          <table:table-cell table:style-name="Tableau1.A1" office:value-type="string">
            <text:p text:style-name="P6">DCL</text:p>
            <text:p text:style-name="P5">Data<text:line-break/>Control</text:p>
            <text:p text:style-name="P5">Language</text:p>
          </table:table-cell>
          <table:table-cell table:style-name="Tableau1.D1" office:value-type="string">
            <text:p text:style-name="P6">TCL</text:p>
            <text:p text:style-name="P5">Transaction</text:p>
            <text:p text:style-name="P5">Control</text:p>
            <text:p text:style-name="P5">Language</text:p>
          </table:table-cell>
        </table:table-row>
        <table:table-row>
          <table:table-cell table:style-name="Tableau1.A2" office:value-type="string">
            <text:p text:style-name="P5">SELECT</text:p>
            <text:p text:style-name="P5">UPDATE</text:p>
            <text:p text:style-name="P5">DELETE</text:p>
            <text:p text:style-name="P5">INSERT</text:p>
          </table:table-cell>
          <table:table-cell table:style-name="Tableau1.A2" office:value-type="string">
            <text:p text:style-name="P5">CREATE</text:p>
            <text:p text:style-name="P5">ALTER</text:p>
            <text:p text:style-name="P5">DROP</text:p>
            <text:p text:style-name="P5"/>
          </table:table-cell>
          <table:table-cell table:style-name="Tableau1.A2" office:value-type="string">
            <text:p text:style-name="P5">GRANT</text:p>
            <text:p text:style-name="P5">REVORE</text:p>
            <text:p text:style-name="P5">DENY</text:p>
          </table:table-cell>
          <table:table-cell table:style-name="Tableau1.D2" office:value-type="string">
            <text:p text:style-name="P5">COMMIT</text:p>
            <text:p text:style-name="P5">ROLLBACK</text:p>
            <text:p text:style-name="P5">BEGIN TRAN.</text:p>
          </table:table-cell>
        </table:table-row>
      </table:table>
      <text:p text:style-name="P2"/>
      <text:p text:style-name="P2">GRANT SELECT TO TOTO ON Table1;</text:p>
      <text:p text:style-name="P2">GRANT * TO * ON * . *</text:p>
      <text:p text:style-name="P2"/>
      <text:p text:style-name="P2">CREATE DATABASE nomdelabase;</text:p>
      <text:p text:style-name="P2">USE nomdelabase;</text:p>
      <text:p text:style-name="P2">CREATE TABLE nomtable (spécification des champs, contraintes);</text:p>
      <text:p text:style-name="P2"/>
      <text:p text:style-name="P2">Spécifications de champs : <text:span text:style-name="T2">nomchamps typedonnées</text:span><text:span text:style-name="T3"> [taille] [contrainte]</text:span></text:p>
      <text:p text:style-name="P2"><text:span text:style-name="T3"/></text:p>
      <text:p text:style-name="P2"><text:span text:style-name="T3">CREATE TABLE codepostaux(</text:span></text:p>
      <text:p text:style-name="P2"><text:span text:style-name="T3">cp.id INT NOT NULL, <text:s text:c="2"/><text:tab/><text:tab/>(auto_increment MySQL <text:s text:c="4"/>IDENTITY(1,1) SQLServer)</text:span></text:p>
      <text:p text:style-name="P2"><text:span text:style-name="T3">cp.code CHAR(5) NOT NULL,</text:span></text:p>
      <text:p text:style-name="P2"><text:span text:style-name="T3">cp.ville VARCHAR(100) NOT NULL,</text:span></text:p>
      <text:p text:style-name="P2"><text:span text:style-name="T3">CONSTRAINT PC, CPVILLE PRIMARY KEY (cp.id));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able:table table:name="Tableau2" table:style-name="Tableau2">
        <table:table-column table:style-name="Tableau2.A" table:number-columns-repeated="3"/>
        <text:soft-page-break/>
        <table:table-row>
          <table:table-cell table:style-name="Tableau2.A1" office:value-type="string">
            <text:p text:style-name="P6">Chaîne</text:p>
          </table:table-cell>
          <table:table-cell table:style-name="Tableau2.A1" office:value-type="string">
            <text:p text:style-name="P6">Numérique</text:p>
          </table:table-cell>
          <table:table-cell table:style-name="Tableau2.C1" office:value-type="string">
            <text:p text:style-name="P6">Temporelles</text:p>
          </table:table-cell>
        </table:table-row>
        <table:table-row>
          <table:table-cell table:style-name="Tableau2.A2" office:value-type="string">
            <text:p text:style-name="P6">CHAR</text:p>
            <text:p text:style-name="P6">VARCHAR</text:p>
            <text:p text:style-name="P6">- - -</text:p>
            <text:p text:style-name="P6">TEXT</text:p>
            <text:p text:style-name="P6">BLOB<text:line-break/>CLOB</text:p>
          </table:table-cell>
          <table:table-cell table:style-name="Tableau2.A2" office:value-type="string">
            <text:p text:style-name="P6">INT</text:p>
            <text:p text:style-name="P6">FLOAT<text:line-break/>DOUBLE<text:line-break/>BIT</text:p>
            <text:p text:style-name="P6">- - -</text:p>
            <text:p text:style-name="P6">BOOLEAN<text:line-break/>SHORT<text:line-break/>LONG<text:line-break/>DECIMAL<text:line-break/>NUMBER</text:p>
          </table:table-cell>
          <table:table-cell table:style-name="Tableau2.C2" office:value-type="string">
            <text:p text:style-name="P6">TIME<text:line-break/>DATE<text:line-break/>DATETIME<text:line-break/>TIEMSTAMP</text:p>
          </table:table-cell>
        </table:table-row>
      </table:table>
      <text:p text:style-name="P2"><text:span text:style-name="T3"/></text:p>
      <text:p text:style-name="P2"><text:span text:style-name="T3">Syntaxe d'une contrainte</text:span></text:p>
      <text:p text:style-name="P2"><text:span text:style-name="T3">cp.id <text:s/>INT NOT NULL PRIMARY KEY;</text:span></text:p>
      <text:p text:style-name="P2"><text:span text:style-name="T3"/></text:p>
      <text:p text:style-name="P2"><text:span text:style-name="T3">CONSTRAINT Fk_... FOREIGN KEY (pers_idcpville) REFERENCE codepostale (cp.id)</text:span></text:p>
      <text:p text:style-name="P2"><text:span text:style-name="T3">CONSTRAINT CHECK_CP CHECK (cp.code IN ('33700', '33800', '33000', '64000'))</text:span></text:p>
      <text:p text:style-name="P2"><text:span text:style-name="T3"/></text:p>
      <text:p text:style-name="P2"><text:span text:style-name="T3">ALTER TABLE nomtable</text:span></text:p>
      <text:p text:style-name="P2"><text:span text:style-name="T3"><text:tab/>ADD nomchamp ... ;</text:span></text:p>
      <text:p text:style-name="P2"><text:span text:style-name="T3"><text:tab/>ADD CONSTRAINT ... ;</text:span></text:p>
      <text:p text:style-name="P2"><text:span text:style-name="T3"><text:tab/>ALTER nomchange nomchange ... ;</text:span></text:p>
      <text:p text:style-name="P2"><text:span text:style-name="T3"><text:tab/>DROP nomchamp;</text:span></text:p>
      <text:p text:style-name="P2"><text:span text:style-name="T3"><text:tab/>DROP nomcontrainte;</text:span></text:p>
      <text:p text:style-name="P2"><text:span text:style-name="T3">DROP TABLE nomtable;</text:span></text:p>
      <text:p text:style-name="P2"><text:span text:style-name="T3"/></text:p>
      <text:p text:style-name="P2"><text:span text:style-name="T3">INSERT INTO nomtable (listechamps) VALUES (listevaleurs);</text:span></text:p>
      <text:p text:style-name="P2"><text:span text:style-name="T3">INSERT INTO codepostaux VALUES (1, '33700', 'MERiGNAC');</text:span></text:p>
      <text:p text:style-name="P2"><text:span text:style-name="T3">INSERT INTO personnes (pers_id; pers_nom, pers_prenom, pers_adresse1)</text:span></text:p>
      <text:p text:style-name="P2"><text:span text:style-name="T3">values (...)</text:span></text:p>
      <text:p text:style-name="P2"><text:span text:style-name="T3"/></text:p>
      <text:p text:style-name="P2"><text:span text:style-name="T3">DELETE FROM nomtable;</text:span></text:p>
      <text:p text:style-name="P2"><text:span text:style-name="T3">UPDATE nomtable</text:span></text:p>
      <text:p text:style-name="P2"><text:span text:style-name="T3">SET nomchamp = valeur</text:span></text:p>
      <text:p text:style-name="P2"><text:span text:style-name="T3">SELECT nomchamp|listechamps|listevaleurs|fonction</text:span></text:p>
      <text:p text:style-name="P2"><text:span text:style-name="T3">FROM nomtable;</text:span></text:p>
      <text:p text:style-name="P2"><text:span text:style-name="T3"/></text:p>
      <text:p text:style-name="P2"><text:span text:style-name="T3">SELECT ...</text:span></text:p>
      <text:p text:style-name="P2"><text:span text:style-name="T3">FROM nomtable</text:span></text:p>
      <text:p text:style-name="P2"><text:span text:style-name="T3">[[WHERE condition1 AND|OR condition2 AND|OR conditionn]</text:span></text:p>
      <text:p text:style-name="P2"><text:span text:style-name="T3">[GROUP BY listechamp]</text:span></text:p>
      <text:p text:style-name="P2"><text:span text:style-name="T3">[ORDER BY listechamp]</text:span></text:p>
      <text:p text:style-name="P2"><text:span text:style-name="T3">[HAVING condition d'affichage]]</text:span></text:p>
      <text:p text:style-name="P2"><text:span text:style-name="T3"/></text:p>
      <text:p text:style-name="P2"><text:span text:style-name="T3">Comparaison : = ; &lt;&gt; ; &lt;= ; &gt;= ; &gt; ; &lt; ; LIKE ; NOT LIKE ; IN ; NOT IN</text:span></text:p>
      <text:p text:style-name="P2"><text:span text:style-name="T3"/></text:p>
      <text:p text:style-name="P2"><text:span text:style-name="T3">WHERE pers_nom LIKE 'T%O_S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0M</meta:editing-duration>
    <meta:editing-cycles>17</meta:editing-cycles>
    <meta:generator>OpenOffice.org/3.4.1$Win32 OpenOffice.org_project/341m1$Build-9593</meta:generator>
    <dc:date>2014-09-08T16:49:57.83</dc:date>
    <meta:document-statistic meta:table-count="2" meta:image-count="0" meta:object-count="0" meta:page-count="2" meta:paragraph-count="90" meta:word-count="297" meta:character-count="1974"/>
    <meta:user-defined meta:name="Info 1"/>
    <meta:user-defined meta:name="Info 2"/>
    <meta:user-defined meta:name="Info 3"/>
    <meta:user-defined meta:name="Info 4"/>
  </office:meta>
</office:document-meta>
</file>